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Split point : Press a note button to set the rightmost pitch knob that is assigned to trackA</text:p>
      <text:p text:style-name="Standard"/>
      <text:p text:style-name="Standard">Channel mode</text:p>
      <text:p text:style-name="Standard">Select MIDI channel for output of A</text:p>
      <text:p text:style-name="Standard">Select MIDI channel for output of B</text:p>
      <text:p text:style-name="Standard"/>
      <text:p text:style-name="Standard">Output modes</text:p>
      <text:p text:style-name="Standard">Track A unaffected by track B</text:p>
      <text:p text:style-name="Standard">Track A transposed by track B</text:p>
      <text:p text:style-name="Standard"/>
      <text:p text:style-name="Standard"/>
      <text:p text:style-name="Standard"/>
      <text:p text:style-name="Standard"/>
      <text:p text:style-name="Standard">Track A – RED track</text:p>
      <text:list xml:id="list5974334962402285666" text:style-name="L1">
        <text:list-item>
          <text:p text:style-name="P1">Pitch Mode (Free/Chromatic/Force to scale)</text:p>
        </text:list-item>
        <text:list-item>
          <text:p text:style-name="P1">Note rate</text:p>
        </text:list-item>
        <text:list-item>
          <text:p text:style-name="P1">Gate length</text:p>
        </text:list-item>
        <text:list-item>
          <text:p text:style-name="P1">MIDI velocity</text:p>
        </text:list-item>
        <text:list-item>
          <text:p text:style-name="P1">MIDI output channel</text:p>
        </text:list-item>
      </text:list>
      <text:p text:style-name="Standard"/>
      <text:p text:style-name="Standard"/>
      <text:p text:style-name="Standard">Track B – GREEN track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hotchkiss</meta:initial-creator>
    <meta:creation-date>2015-06-10T11:16:32.67</meta:creation-date>
    <meta:generator>OpenOffice/4.1.1$Win32 OpenOffice.org_project/411m6$Build-9775</meta:generator>
    <meta:document-statistic meta:table-count="0" meta:image-count="0" meta:object-count="0" meta:page-count="1" meta:paragraph-count="14" meta:word-count="77" meta:character-count="383"/>
    <dc:date>2015-06-10T22:23:41.21</dc:date>
    <dc:creator>jason hotchkiss</dc:creator>
    <meta:editing-duration>PT11H7M8S</meta:editing-duration>
    <meta:editing-cycles>1</meta:editing-cycles>
  </office:meta>
</office:document-meta>
</file>